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9 – Validering av formulär <text:s/></text:h>
      <text:h text:style-name="Heading_20_2" text:outline-level="2">Beskrivning</text:h>
      <text:p text:style-name="Text_20_body">Testa validering av formulär. Kontrollera så att alla fält är obligatoriska samt validering på e-post. Kontrollera ävena tt skadlig kod filtreras bort. Valideringen ska fungera både på server och klient.</text:p>
      <text:h text:style-name="Heading_20_2" text:outline-level="2">Datum och kommentarer</text:h>
      <text:p text:style-name="Text_20_body">2014-05-26<text:line-break/>Fungerar bra! Efter mycket krångel fungerar nu även valideringen med JS och felmeddelanden visas som de ska.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26T15:29:15</dc:date>
    <meta:editing-duration>PT57M6S</meta:editing-duration>
    <meta:editing-cycles>14</meta:editing-cycles>
    <meta:generator>OpenOffice/4.1.0$Unix OpenOffice.org_project/410m18$Build-9764</meta:generator>
    <meta:document-statistic meta:table-count="0" meta:image-count="0" meta:object-count="0" meta:page-count="1" meta:paragraph-count="7" meta:word-count="59" meta:character-count="404"/>
  </office:meta>
</office:document-meta>
</file>